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8d5" officeooo:paragraph-rsid="000478d5"/>
    </style:style>
    <style:style style:name="P2" style:family="paragraph" style:parent-style-name="Standard">
      <style:text-properties officeooo:rsid="000478d5" officeooo:paragraph-rsid="00053707"/>
    </style:style>
    <style:style style:name="P3" style:family="paragraph" style:parent-style-name="Standard">
      <style:text-properties officeooo:rsid="00053707" officeooo:paragraph-rsid="00053707"/>
    </style:style>
    <style:style style:name="P4" style:family="paragraph" style:parent-style-name="Standard">
      <style:text-properties officeooo:rsid="0005d375" officeooo:paragraph-rsid="0005d375"/>
    </style:style>
    <style:style style:name="P5" style:family="paragraph" style:parent-style-name="Standard">
      <style:text-properties officeooo:rsid="0009906b" officeooo:paragraph-rsid="0009906b"/>
    </style:style>
    <style:style style:name="T1" style:family="text">
      <style:text-properties style:text-line-through-style="solid" style:text-line-through-type="single" style:rfc-language-tag="sr-Latn-RS" fo:language="sr" fo:script="Latn" fo:country="RS" officeooo:rsid="0005370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53707"/>
    </style:style>
    <style:style style:name="T4" style:family="text">
      <style:text-properties style:text-line-through-style="none" style:text-line-through-type="none" style:rfc-language-tag="sr-Latn-RS" fo:language="sr" fo:script="Latn" fo:country="RS"/>
    </style:style>
    <style:style style:name="T5" style:family="text">
      <style:text-properties style:text-line-through-style="none" style:text-line-through-type="none" style:rfc-language-tag="sr-Latn-RS" fo:language="sr" fo:script="Latn" fo:country="RS" officeooo:rsid="00053707"/>
    </style:style>
    <style:style style:name="T6" style:family="text">
      <style:text-properties style:text-line-through-style="none" style:text-line-through-type="none" style:rfc-language-tag="sr-Latn-RS" fo:language="sr" fo:script="Latn" fo:country="RS" officeooo:rsid="00067e49"/>
    </style:style>
    <style:style style:name="T7" style:family="text">
      <style:text-properties style:text-line-through-style="none" style:text-line-through-type="none" style:rfc-language-tag="sr-Latn-RS" fo:language="sr" fo:script="Latn" fo:country="RS" officeooo:rsid="0009906b"/>
    </style:style>
    <style:style style:name="T8" style:family="text">
      <style:text-properties style:text-line-through-style="none" style:text-line-through-type="none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je je definisano:</text:p>
      <text:p text:style-name="P2"><text:tab/><text:span text:style-name="T2">-</text:span><text:span text:style-name="T3">listama n-torki (brReda, brKolone), koje pamte pozicije zidova </text:span></text:p>
      <text:p text:style-name="P2"><text:span text:style-name="T3"><text:tab/>-n-torkama (brReda, brKolone), koje pamte pozicije pe</text:span><text:span text:style-name="T5">šaka i ciljnih/početnih polja</text:span></text:p>
      <text:p text:style-name="P2"><text:span text:style-name="T5"><text:tab/>-celobrojnim promenljivama koje pamte broj preostalih zidova igrača</text:span></text:p>
      <text:p text:style-name="P2"><text:span text:style-name="T5"><text:tab/></text:span><text:span text:style-name="T1">-</text:span><text:span text:style-name="T5">n-torkom (broj redova i kolona), koja pamti dimenzije table </text:span></text:p>
      <text:p text:style-name="P2"><text:span text:style-name="T5"><text:tab/>-bool promenljivom koja nam govori da li je na potezu kompjuter ili racunar</text:span></text:p>
      <text:p text:style-name="P2"><text:span text:style-name="T5"/></text:p>
      <text:p text:style-name="P3"><text:span text:style-name="T4">main.py</text:span></text:p>
      <text:p text:style-name="P3"><text:span text:style-name="T4"/></text:p>
      <text:p text:style-name="P3"><text:span text:style-name="T4"><text:tab/>main – pokreće aplikaciju i omogućava započinjanje nove partije nakon završetka prethodne</text:span></text:p>
      <text:p text:style-name="P3"><text:span text:style-name="T4"/></text:p>
      <text:p text:style-name="P3"><text:span text:style-name="T4">blockade.py</text:span></text:p>
      <text:p text:style-name="P3"><text:span text:style-name="T4"/></text:p>
      <text:p text:style-name="P3"><text:span text:style-name="T4"><text:tab/>blockade – inicijalizuje stanje i obezbeđuje odigravanje poteza do završetka partije, a nakon <text:tab/><text:tab/> <text:s text:c="6"/>završetka prikazuje završne poruke</text:span></text:p>
      <text:p text:style-name="P4"><text:span text:style-name="T4"/></text:p>
      <text:p text:style-name="P4"><text:span text:style-name="T4">moves.py</text:span></text:p>
      <text:p text:style-name="P4"><text:span text:style-name="T4"/></text:p>
      <text:p text:style-name="P4"><text:span text:style-name="T4"><text:tab/>is_</text:span><text:span text:style-name="T8">game_end – proverava da li je partija zavr</text:span><text:span text:style-name="T4">šena</text:span></text:p>
      <text:p text:style-name="P4"><text:span text:style-name="T4"/></text:p>
      <text:p text:style-name="P4"><text:span text:style-name="T4"><text:tab/>is_wall_place_valid – proverava da li je mesto na kome se očekuje postavljanje zida validno</text:span></text:p>
      <text:p text:style-name="P4"><text:span text:style-name="T4"/></text:p>
      <text:p text:style-name="P4"><text:span text:style-name="T4"><text:tab/>is_player_movement – proverava da li je očekivani potez pešaka validan</text:span></text:p>
      <text:p text:style-name="P4"><text:span text:style-name="T4"/></text:p>
      <text:p text:style-name="P4"><text:span text:style-name="T4"><text:tab/>position_occupied – proverava da na željenoj poziciji već postoji pešak i u tom slučaju vraća <text:tab/><text:tab/><text:tab/> <text:s text:c="9"/>prethodno slobodno polje</text:span></text:p>
      <text:p text:style-name="P4"><text:span text:style-name="T4"/></text:p>
      <text:p text:style-name="P4"><text:span text:style-name="T4"><text:tab/></text:span><text:span text:style-name="T6">move_player – vraća novu poziciju pešaka, ukoliko je potez validan, suprotnom vraća <text:tab/><text:tab/><text:tab/> <text:s text:c="12"/>tekuću poziciju tog pešaka</text:span></text:p>
      <text:p text:style-name="P4"><text:span text:style-name="T6"><text:tab/></text:span></text:p>
      <text:p text:style-name="P4"><text:span text:style-name="T6"><text:tab/></text:span><text:span text:style-name="T7">place_wall – postavlja zid na željenu poziciju i vraća pozitivan ogrovor, ukoliko je dostupna, <text:tab/><text:tab/> <text:s text:c="8"/>a u suprotnom vraća negativan odgovor</text:span></text:p>
      <text:p text:style-name="P5"><text:span text:style-name="T4">view.py</text:span></text:p>
      <text:p text:style-name="P5"><text:span text:style-name="T4"/></text:p>
      <text:p text:style-name="P5"><text:span text:style-name="T4"><text:tab/>show_table – vrši iscrtavanje tabele na osnovu tekućeg stanja</text:span></text:p>
      <text:p text:style-name="P5"><text:span text:style-name="T4"><text:tab/></text:span></text:p>
      <text:p text:style-name="P5"><text:span text:style-name="T4"><text:tab/>Ostale pomoćne funkcije služe za generisanje tabele u obliku niza Unicode karaktera , <text:tab/>neophodnog za funkciju show_table, ispis u konzoli i učitavanje početnih parametara.</text:span></text:p>
      <text:p text:style-name="P4"><text:span text:style-name="T6"/></text:p>
      <text:p text:style-name="P4"><text:span text:style-name="T6"><text:tab/>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2-13T04:43:45.238000000</dc:date>
    <meta:editing-duration>PT22M51S</meta:editing-duration>
    <meta:editing-cycles>9</meta:editing-cycles>
    <meta:document-statistic meta:table-count="0" meta:image-count="0" meta:object-count="0" meta:page-count="1" meta:paragraph-count="23" meta:word-count="194" meta:character-count="1489" meta:non-whitespace-character-count="1236"/>
  </office:meta>
</office:document-meta>
</file>